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ize="10pt" style:font-size-asian="10pt" style:font-size-complex="10pt"/>
    </style:style>
    <style:style style:name="P3" style:family="paragraph" style:parent-style-name="Urban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UrbanBody">
      <style:text-properties style:text-underline-style="none"/>
    </style:style>
    <style:style style:name="P5" style:family="paragraph" style:parent-style-name="UrbanBody">
      <style:text-properties style:font-name="Times New Roman1" fo:font-size="12pt" style:font-size-asian="12pt" style:font-size-complex="12pt"/>
    </style:style>
    <style:style style:name="P6" style:family="paragraph" style:parent-style-name="UrbanBody">
      <style:text-properties fo:font-size="12pt" style:font-size-asian="12pt" style:font-size-complex="12pt"/>
    </style:style>
    <style:style style:name="P7" style:family="paragraph" style:parent-style-name="UrbanBody">
      <style:text-properties fo:font-size="12pt" fo:font-style="normal" fo:font-weight="normal" style:font-size-asian="12pt" style:font-style-asian="normal" style:font-weight-asian="normal" style:font-size-complex="12pt"/>
    </style:style>
    <style:style style:name="P8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9" style:family="paragraph" style:parent-style-name="UrbanTitle">
      <style:text-properties fo:font-weight="bold" style:font-weight-asian="bold" style:font-weight-complex="bold"/>
    </style:style>
    <style:style style:name="P10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11" style:family="paragraph" style:parent-style-name="UrbanBody" style:list-style-name="L1"/>
    <style:style style:name="P12" style:family="paragraph" style:parent-style-name="UrbanBody" style:list-style-name="L3"/>
    <style:style style:name="P13" style:family="paragraph" style:parent-style-name="UrbanBody">
      <style:text-properties style:font-name="Times New Roman1" fo:font-size="12pt" style:font-size-asian="12pt" style:font-name-complex="Arial" style:font-size-complex="12pt"/>
    </style:style>
    <style:style style:name="P14" style:family="paragraph" style:parent-style-name="UrbanTable" style:list-style-name="L2"/>
    <style:style style:name="P15" style:family="paragraph" style:parent-style-name="UrbanTable" style:list-style-name="L4"/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use-window-font-color="true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-asian="TIMES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8"><office:annotation><dc:creator>Gauthier Bastien</dc:creator><dc:date>2011-01-13T14:56:41</dc:date><text:p text:style-name="P16"><text:span text:style-name="T20">do text</text:span></text:p><text:p text:style-name="P16"><text:span text:style-name="T20">from document(at=header, format='odt')</text:span></text:p></office:annotation><text:span text:style-name="T5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6"><text:span text:style-name="T12">do text if not len(self.getApplicants()) &gt; 1</text:span></text:p><text:p text:style-name="P16"><text:span text:style-name="T13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6"><text:span text:style-name="T12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6"><text:span text:style-name="T19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9">CERTIFICAT D'URBANISME N° 1</text:p>
      <text:p text:style-name="UrbanBody"/>
      <text:p text:style-name="UrbanBody"><text:span text:style-name="T6"><office:annotation><dc:creator>sde </dc:creator><dc:date>2011-07-27T10:02:17</dc:date><text:p text:style-name="P16"><text:span text:style-name="T12">do text</text:span></text:p><text:p text:style-name="P16"><text:span text:style-name="T13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6"><text:span text:style-name="T18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7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Certificat d'urbanisme n°1 (<text:text-input text:description="Objet">self.getLicenceSubject()</text:text-input>)</text:p>
      <text:p text:style-name="UrbanBody"><text:span text:style-name="T7">Situation : </text:span><text:text-input text:description="Situation des travaux">self.getWorkLocationSignaletic()</text:text-input></text:p>
      <text:p text:style-name="UrbanBody"><text:span text:style-name="T7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6"><text:span text:style-name="T13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6"><text:span text:style-name="T13">do text if len(self.getApplicants()) &gt; 1</text:span></text:p></office:annotation><text:span text:style-name="T1">&lt;%Titre%&gt;</text:span>,</text:p>
      <text:p text:style-name="UrbanBody"/>
      <text:p text:style-name="UrbanBody">En réponse à votre demande de Certificat d'Urbanisme n° 2 réceptionné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list xml:id="list791072564" text:style-name="L1">
        <text:list-item>
          <text:p text:style-name="P11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352495155" text:style-name="L2">
              <text:list-item>
                <text:p text:style-name="P14"><office:annotation><dc:creator>Gauthier Bastien</dc:creator><dc:date>2011-01-03T12:18:15</dc:date><text:p text:style-name="P16"><text:span text:style-name="T15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6"><text:span text:style-name="T15">do text</text:span></text:p><text:p text:style-name="P16"><text:span text:style-name="T15">from xhtml(elt)</text:span></text:p></office:annotation>elt.Description</text:p>
          </table:table-cell>
        </table:table-row>
      </table:table>
      <text:p text:style-name="UrbanBody"/>
      <text:p text:style-name="P2">(1) Biffer ou effacer les mentions inutiles.</text:p>
      <text:p text:style-name="UrbanBody"/>
      <text:p text:style-name="UrbanBody">Pour votre information, vous trouverez ci-dessous la liste des impétrants auprès desquels vous pourrez obtenir toutes les informations nécessaires.</text:p>
      <text:p text:style-name="Urban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office:annotation><dc:creator>Gauthier Bastien</dc:creator><dc:date>2011-01-03T12:18:15</dc:date><text:p text:style-name="P16"><text:span text:style-name="T15">do row for elt in self.getOpinionsToAskForWorks(theObjects=True)</text:span></text:p></office:annotation><text:span text:style-name="T7"><text:text-input text:description="Titre de l'avis">elt.Title()</text:text-input></text:span></text:p>
            <text:p text:style-name="P10"><office:annotation><dc:creator>Gauthier Bastien</dc:creator><dc:date>2012-01-05T14:14:03</dc:date><text:p text:style-name="P16"><text:span text:style-name="T16">do text</text:span></text:p><text:p text:style-name="P16"><text:span text:style-name="T16">from xhtml(elt.Description())</text:span></text:p></office:annotation>Description</text:p>
          </table:table-cell>
        </table:table-row>
      </table:table>
      <text:p text:style-name="UrbanBody"/>
      <text:p text:style-name="P4"/>
      <text:p text:style-name="P3">Divers : Le bien :</text:p>
      <text:p text:style-name="UrbanBody"/>
      <text:list xml:id="list670277511" text:style-name="L3">
        <text:list-item>
          <text:p text:style-name="P12">Le bien en cause :</text:p>
        </text:list-item>
      </text:list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1293778869" text:style-name="L4">
              <text:list-item>
                <text:p text:style-name="P15"><office:annotation><dc:creator>Gauthier Bastien</dc:creator><dc:date>2011-01-03T12:18:15</dc:date><text:p text:style-name="P16"><text:span text:style-name="T15">do row for elt in self.getSpecificFeaturesForTemplate(township=True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6"><text:span text:style-name="T12">do text</text:span></text:p><text:p text:style-name="P16"><text:span text:style-name="T12">from xhtml(elt)</text:span></text:p></office:annotation>elt.Description</text:p>
          </table:table-cell>
        </table:table-row>
      </table:table>
      <text:p text:style-name="UrbanBody"/>
      <text:p text:style-name="P2">(1) Biffer ou effacer les mentions inutiles.</text:p>
      <text:p text:style-name="UrbanBody"/>
      <text:p text:style-name="UrbanBody"/>
      <text:p text:style-name="P5"><text:span text:style-name="T8">Sous</text:span><text:span text:style-name="T9"> </text:span><text:span text:style-name="T8">réserve</text:span><text:span text:style-name="T9"> </text:span><text:span text:style-name="T8">de</text:span><text:span text:style-name="T9"> </text:span><text:span text:style-name="T8">l</text:span><text:span text:style-name="T9">’</text:span><text:span text:style-name="T8">évaluation</text:span><text:span text:style-name="T9"> </text:span><text:span text:style-name="T8">des</text:span><text:span text:style-name="T9"> </text:span><text:span text:style-name="T8">incidences</text:span><text:span text:style-name="T9"> </text:span><text:span text:style-name="T8">du</text:span><text:span text:style-name="T9"> </text:span><text:span text:style-name="T8">projet</text:span><text:span text:style-name="T9"> </text:span><text:span text:style-name="T8">sur</text:span><text:span text:style-name="T9"> </text:span><text:span text:style-name="T8">l</text:span><text:span text:style-name="T9">’</text:span><text:span text:style-name="T8">environnement,</text:span><text:span text:style-name="T9"> </text:span><text:span text:style-name="T8">des</text:span><text:span text:style-name="T9"> </text:span><text:span text:style-name="T8">résultats</text:span><text:span text:style-name="T9"> </text:span><text:span text:style-name="T8">des</text:span><text:span text:style-name="T9"> </text:span><text:span text:style-name="T8">enquêtes</text:span><text:span text:style-name="T9"> </text:span><text:span text:style-name="T8">et</text:span><text:span text:style-name="T9"> </text:span><text:span text:style-name="T8">autres</text:span><text:span text:style-name="T9"> </text:span><text:span text:style-name="T8">consultations</text:span><text:span text:style-name="T9"> </text:span><text:span text:style-name="T8">et</text:span><text:span text:style-name="T9"> </text:span><text:span text:style-name="T8">du</text:span><text:span text:style-name="T9"> </text:span><text:span text:style-name="T8">maintien</text:span><text:span text:style-name="T9"> </text:span><text:span text:style-name="T8">des</text:span><text:span text:style-name="T9"> </text:span><text:span text:style-name="T8">normes</text:span><text:span text:style-name="T9"> </text:span><text:span text:style-name="T8">applicables</text:span><text:span text:style-name="T9"> </text:span><text:span text:style-name="T8">au</text:span><text:span text:style-name="T9"> </text:span><text:span text:style-name="T8">moment</text:span><text:span text:style-name="T9"> </text:span><text:span text:style-name="T8">de</text:span><text:span text:style-name="T9"> </text:span><text:span text:style-name="T8">la</text:span><text:span text:style-name="T9"> </text:span><text:span text:style-name="T8">délivrance</text:span><text:span text:style-name="T9"> </text:span><text:span text:style-name="T8">du</text:span><text:span text:style-name="T9"> </text:span><text:span text:style-name="T8">certificat,</text:span><text:span text:style-name="T9"> </text:span><text:span text:style-name="T8">les</text:span><text:span text:style-name="T9"> </text:span><text:span text:style-name="T8">travaux</text:span><text:span text:style-name="T9"> </text:span><text:span text:style-name="T8">ou</text:span><text:span text:style-name="T9"> </text:span><text:span text:style-name="T8">actes</text:span><text:span text:style-name="T9"> </text:span><text:span text:style-name="T8">que</text:span><text:span text:style-name="T9"> </text:span><text:span text:style-name="T8">vous</text:span><text:span text:style-name="T9"> </text:span><text:span text:style-name="T8">envisagez</text:span><text:span text:style-name="T9"> [SONT/NE SONT PAS] </text:span><text:span text:style-name="T8">susceptibles</text:span><text:span text:style-name="T9"> </text:span><text:span text:style-name="T8">d</text:span><text:span text:style-name="T9">’</text:span><text:span text:style-name="T8">être</text:span><text:span text:style-name="T9"> </text:span><text:span text:style-name="T8">autorisés</text:span><text:span text:style-name="T9"> </text:span><text:span text:style-name="T8">par</text:span><text:span text:style-name="T9"> </text:span><text:span text:style-name="T8">permis</text:span><text:span text:style-name="T9"> </text:span><text:span text:style-name="T8">d</text:span><text:span text:style-name="T9">’</text:span><text:span text:style-name="T8">urbanisme</text:span><text:span text:style-name="T9"> </text:span><text:span text:style-name="T8">ou</text:span><text:span text:style-name="T9"> </text:span><text:span text:style-name="T8">de</text:span><text:span text:style-name="T9"> </text:span><text:span text:style-name="T8">lotir</text:span><text:span text:style-name="T9"> </text:span><text:span text:style-name="T8">compte</text:span><text:span text:style-name="T9"> </text:span><text:span text:style-name="T8">tenu</text:span><text:span text:style-name="T9"> </text:span><text:span text:style-name="T8">des</text:span><text:span text:style-name="T9"> </text:span><text:span text:style-name="T8">appréciations</text:span><text:span text:style-name="T9"> </text:span><text:span text:style-name="T8">suivante :</text:span></text:p>
      <text:p text:style-name="P13"/>
      <text:section text:style-name="Sect1" text:name="Section1">
        <text:p text:style-name="UrbanBody"><office:annotation><dc:creator>sde </dc:creator><dc:date>2012-03-19T09:45:48</dc:date><text:p><text:span text:style-name="T12">do section- for opinion in self.objectValues('UrbanEventOpinionRequest')</text:span></text:p></office:annotation>Vu l'avis <text:text-input text:description="Avis demandé">self.getValueForTemplate('decision', opinion).lower()</text:text-input> de <text:text-input text:description="Avis demandé">opinion.Title()[16:-1]</text:text-input> du <text:text-input text:description="Avis demandé">opinion.getFormattedDate('transmitDate') or opinion.getFormattedDate()</text:text-input></text:p>
      </text:section>
      <text:p text:style-name="UrbanBody"/>
      <text:p text:style-name="UrbanTitle2"><text:span text:style-name="T8">1°</text:span><text:span text:style-name="T9"> </text:span><text:span text:style-name="T8">Appréciation</text:span><text:span text:style-name="T9"> </text:span><text:span text:style-name="T8">du</text:span><text:span text:style-name="T9"> </text:span><text:span text:style-name="T8">Fontionnaire</text:span><text:span text:style-name="T9"> </text:span><text:span text:style-name="T8">délégué</text:span><text:span text:style-name="T9"> </text:span><text:span text:style-name="T8">du</text:span><text:span text:style-name="T9"> </text:span><text:span text:style-name="T9"><text:text-input text:description="Cadastre">self.getLastWalloonRegionPrimo().getFormattedDate(date='decisionDate')</text:text-input></text:span><text:span text:style-name="T8">,</text:span><text:span text:style-name="T9"> </text:span><text:span text:style-name="T8">référence :</text:span><text:span text:style-name="T9"> [ref avis FD]</text:span></text:p>
      <text:p text:style-name="UrbanTitle3"/>
      <text:p text:style-name="UrbanBody">« J'émets un avis <text:text-input text:description="Cadastre">self.getValueForTemplate('decision', self.getLastWalloonRegionPrimo()).lower()</text:text-input> de principe pour autant : </text:p>
      <text:p text:style-name="UrbanBody"/>
      <text:p text:style-name="UrbanBody">-[CONDITIONS DE L'AVIS DU FD]</text:p>
      <text:p text:style-name="UrbanBody">».</text:p>
      <text:p text:style-name="UrbanBody"/>
      <text:p text:style-name="UrbanTitle2">2° Appréciation du Collège Communal</text:p>
      <text:p text:style-name="UrbanTitle3"/>
      <text:p text:style-name="UrbanTitle3">Sur le plan urbanistique :</text:p>
      <text:p text:style-name="UrbanTitle3"/>
      <text:p text:style-name="UrbanBody">- La parcelle est inscrite en <text:span text:style-name="T4"><text:text-input text:description="Bien-Parcelles">self.getValueForTemplate('folderZone')</text:text-input></text:span><text:span text:style-name="T4">  au Plan de Secteur [NOM DU PLAN DE SECTEUR] ;</text:span></text:p>
      <text:p text:style-name="UrbanBody"><text:span text:style-name="T4">- Vu le schéma communal de structure approuvé par le Conseil Communal </text:span><text:span text:style-name="T4"><text:text-input text:description="Misc-Commune">tool.getCityName(prefixed=True)</text:text-input></text:span><text:span text:style-name="T4"> <text:s/>en séance [DATE DE LA SÉANCE] qui situe ce bien en </text:span><text:span text:style-name="T10"><text:text-input text:description="Bien-Parcelles">self.getValueForTemplate('SSC')</text:text-input></text:span><text:span text:style-name="T10">  </text:span><text:span text:style-name="T4">;</text:span></text:p>
      <text:p text:style-name="P6"><office:annotation><dc:creator>sde </dc:creator><dc:date>2011-08-05T08:21:16</dc:date><text:p text:style-name="P16"><text:span text:style-name="T14">do text if self.getIsInPCA()</text:span></text:p></office:annotation>- Vu que le bien est repris dans le périmètre du <text:span text:style-name="T4"><text:text-input text:description="Bien-Parcelles">self.getValuesForTemplate('pca')[0]</text:text-input></text:span><text:span text:style-name="T4"> </text:span>;</text:p>
      <text:p text:style-name="P6"><office:annotation><dc:creator>sde </dc:creator><dc:date>2011-08-05T08:21:16</dc:date><text:p text:style-name="P16"><text:span text:style-name="T14">do text if self.getLocationFloodingLevel()!= 'no'</text:span></text:p></office:annotation>- Considérant que le bien est situé en zone inondable de <text:span text:style-name="T4"><text:text-input text:description="Bien-Parcelles">self.getValueForTemplate('locationFloodingLevel').lower()</text:text-input></text:span><text:span text:style-name="T4"> ;</text:span></text:p>
      <text:p text:style-name="P6"><office:annotation><dc:creator>sde </dc:creator><dc:date>2011-08-04T10:39:07</dc:date><text:p text:style-name="P16"><text:span text:style-name="T14">do text if self.getIsInSubdivision()</text:span></text:p></office:annotation>- Vu que le bien se situe dans un lotissement dûment autorisé par le Collège Communal de réfèrence : <text:span text:style-name="T4"><text:text-input text:description="Bien-Parcelles">self.getValueForTemplate('parcellings', subfield='title')</text:text-input></text:span><text:span text:style-name="T4"> ;</text:span></text:p>
      <text:p text:style-name="P6"><office:annotation><dc:creator>sde </dc:creator><dc:date>2011-08-04T10:39:07</dc:date><text:p text:style-name="P16"><text:span text:style-name="T14">do text if self.getProtectedBuilding()</text:span></text:p></office:annotation>- Considérant que le bien est <text:s/><text:span text:style-name="T4"><text:text-input text:description="Bien-Parcelles">self.getValueForTemplate('protectedBuilding')</text:text-input></text:span><text:span text:style-name="T4"> ;</text:span></text:p>
      <text:p text:style-name="P7">-[AUTRE]</text:p>
      <text:p text:style-name="P6"/>
      <text:p text:style-name="UrbanTitle3">Sur le plan de la voirie :</text:p>
      <text:p text:style-name="UrbanTitle3"/>
      <text:p text:style-name="UrbanBody">- [APPRÉCIATION VOIRIE]</text:p>
      <text:p text:style-name="UrbanBody"/>
      <text:p text:style-name="UrbanTitle3">Observations</text:p>
      <text:p text:style-name="UrbanBody"><text:s/></text:p>
      <text:p text:style-name="UrbanBody">1. Les <text:s/>informations et prescriptions contenues aux points 1 à 19 du présent certificat d'urbanisme ne restent valables que pour autant que la situation de droit ou de fait du bien en cause ne soit pas modifiée.</text:p>
      <text:p text:style-name="UrbanBody">2. Les<text:span text:style-name="T11"> </text:span>appréciations<text:span text:style-name="T11"> </text:span>formulées<text:span text:style-name="T11"> </text:span>par<text:span text:style-name="T11"> </text:span>le<text:span text:style-name="T11"> </text:span>fonctionnaire<text:span text:style-name="T11"> </text:span>délégué<text:span text:style-name="T11"> </text:span>et<text:span text:style-name="T11"> </text:span>le<text:span text:style-name="T11"> </text:span>collège<text:span text:style-name="T11"> </text:span>des<text:span text:style-name="T11"> </text:span>bourgmestre<text:span text:style-name="T11"> </text:span>et<text:span text:style-name="T11"> </text:span><text:soft-page-break/>échevins<text:span text:style-name="T11"> </text:span>restent<text:span text:style-name="T11"> </text:span>valables<text:span text:style-name="T11"> </text:span>pendant<text:span text:style-name="T11"> </text:span>deux<text:span text:style-name="T11"> </text:span>ans<text:span text:style-name="T11"> </text:span>à<text:span text:style-name="T11"> </text:span>compter<text:span text:style-name="T11"> </text:span>de<text:span text:style-name="T11"> </text:span>la<text:span text:style-name="T11"> </text:span>délivrance<text:span text:style-name="T11"> </text:span>du<text:span text:style-name="T11"> </text:span>présent<text:span text:style-name="T11"> </text:span>certificat<text:span text:style-name="T11"> </text:span>d<text:span text:style-name="T11">’</text:span>urbanisme.</text:p>
      <text:p text:style-name="UrbanBody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UrbanBody"/>
      <text:p text:style-name="UrbanBody"/>
      <text:p text:style-name="UrbanBody"><office:annotation><dc:creator>Gauthier Bastien</dc:creator><dc:date>2011-02-21T09:23:46</dc:date><text:p text:style-name="P16"><text:span text:style-name="T13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6"><text:span text:style-name="T13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6"><text:span text:style-name="T12">do text</text:span></text:p><text:p text:style-name="P16"><text:span text:style-name="T13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3-26T11:51:57</dc:date>
    <dc:creator>sde </dc:creator>
    <meta:editing-duration>PT18H41M35S</meta:editing-duration>
    <meta:editing-cycles>95</meta:editing-cycles>
    <meta:generator>LibreOffice/3.4$Unix LibreOffice_project/340m1$Build-502</meta:generator>
    <meta:document-statistic meta:table-count="3" meta:image-count="0" meta:object-count="0" meta:page-count="3" meta:paragraph-count="55" meta:word-count="559" meta:character-count="4237" meta:non-whitespace-character-count="3748"/>
  </office:meta>
</office:document-meta>
</file>